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OrderSourceProviderTests.assertOrder( Object [ ] actual , Object ... expecte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OrderSourceProviderTests.assertOrder( List &lt; ? &gt; actual , Object ... expecte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OrderSourceProviderTests.listFactoryMethod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OrderSourceProviderTests.plainCompa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C.getOr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rderSourceProviderTests.arrayFactoryMethod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OrderSourceProviderTests.listNoFactoryMetho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.C( int or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rderSourceProviderTests.arrayNoFactory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OrderSourceProviderTests.arrayFactoryMethodOverridesStaticOrder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OrderSourceProviderTests.listFactoryMethodOverridesStaticOrder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6">
            <text:p text:style-name="Table_20_Contents">1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